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5E0000005EADDE1344263C5DE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a80000" draw:opacity="100%" draw:shadow="hidden"/>
    </style:style>
    <style:style style:name="gr2" style:family="graphic" style:parent-style-name="standard">
      <style:graphic-properties draw:stroke="none" draw:fill="solid" draw:fill-color="#a80000" draw:textarea-vertical-align="middle" fo:min-height="33.441cm" fo:min-width="2.54cm" fo:padding-top="0.254cm" fo:padding-bottom="0.254cm" fo:padding-left="0.102cm" fo:padding-right="0.102cm"/>
    </style:style>
    <style:style style:name="gr3" style:family="graphic" style:parent-style-name="standard">
      <style:graphic-properties draw:stroke="none" draw:fill="solid" draw:fill-color="#000000" draw:opacity="100%" draw:shadow="hidden"/>
    </style:style>
    <style:style style:name="gr4" style:family="graphic" style:parent-style-name="standard">
      <style:graphic-properties draw:stroke="none" draw:fill="none" fo:min-height="2.909cm" fo:min-width="2.54cm" fo:padding-top="0.102cm" fo:padding-bottom="0.102cm" fo:padding-left="0.102cm" fo:padding-right="0.102cm"/>
    </style:style>
    <style:style style:name="gr5" style:family="graphic" style:parent-style-name="standard">
      <style:graphic-properties draw:stroke="none" draw:fill="solid" draw:fill-color="#a80000" draw:textarea-vertical-align="middle" fo:min-height="4.921cm" fo:min-width="2.54cm" fo:padding-top="0.254cm" fo:padding-bottom="0.254cm" fo:padding-left="0.102cm" fo:padding-right="0.102cm"/>
    </style:style>
    <style:style style:name="gr6" style:family="graphic" style:parent-style-name="standard">
      <style:graphic-properties draw:stroke="none" draw:fill="none" fo:min-height="2.717cm" fo:min-width="2.54cm" fo:padding-top="0.102cm" fo:padding-bottom="0.102cm" fo:padding-left="0.102cm" fo:padding-right="0.102cm"/>
    </style:style>
    <style:style style:name="gr7" style:family="graphic" style:parent-style-name="standard">
      <style:graphic-properties draw:stroke="solid" svg:stroke-width="0.071cm" svg:stroke-color="#000000" draw:fill="none" fo:padding-top="0.16cm" fo:padding-bottom="0.16cm" fo:padding-left="0.285cm" fo:padding-right="0.285cm" draw:shadow="hidden"/>
    </style:style>
    <style:style style:name="P1" style:family="paragraph">
      <loext:graphic-properties draw:fill="solid" draw:fill-color="#a80000" draw:opacity="100%"/>
    </style:style>
    <style:style style:name="P2" style:family="paragraph">
      <style:paragraph-properties fo:text-align="justify"/>
    </style:style>
    <style:style style:name="P3" style:family="paragraph">
      <loext:graphic-properties draw:fill="solid" draw:fill-color="#a80000"/>
      <style:paragraph-properties fo:text-align="justify"/>
      <style:text-properties fo:font-size="28pt" style:font-size-asian="28pt" style:font-size-complex="28pt"/>
    </style:style>
    <style:style style:name="P4" style:family="paragraph">
      <loext:graphic-properties draw:fill="solid" draw:fill-color="#000000" draw:opacity="100%"/>
    </style:style>
    <style:style style:name="P5" style:family="paragraph">
      <style:paragraph-properties fo:text-align="center"/>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solid" draw:fill-color="#a80000"/>
      <style:paragraph-properties fo:text-align="start"/>
    </style:style>
    <style:style style:name="P9" style:family="paragraph">
      <loext:graphic-properties draw:fill="none"/>
    </style:style>
    <style:style style:name="T1" style:family="text">
      <style:text-properties fo:color="#ffffff" style:font-name="Franklin Gothic Book" fo:font-size="28pt" style:font-name-asian="Franklin Gothic Book" style:font-size-asian="28pt" style:font-name-complex="Franklin Gothic Book" style:font-size-complex="28pt"/>
    </style:style>
    <style:style style:name="T2" style:family="text">
      <style:text-properties fo:color="#ffffff" style:font-name="Open Sans Light" fo:font-size="48pt" style:font-name-asian="Open Sans Light" style:font-size-asian="48pt" style:font-name-complex="Open Sans Light" style:font-size-complex="48pt"/>
    </style:style>
    <style:style style:name="T3" style:family="text">
      <style:text-properties fo:color="#ffffff" style:font-name="Franklin Gothic Book" fo:font-size="24pt" style:font-name-asian="Franklin Gothic Book" style:font-size-asian="24pt" style:font-name-complex="Franklin Gothic Book"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M0">
        <draw:g>
          <draw:polygon draw:style-name="gr1" draw:text-style-name="P1" draw:layer="layout" svg:width="25.4cm" svg:height="33.949cm" svg:x="2.54cm" svg:y="2.245cm" svg:viewBox="0 0 25401 33950" draw:points="0,0 25401,0 25401,33950 0,33950">
            <text:p/>
          </draw:polygon>
          <draw:frame draw:style-name="gr2" draw:text-style-name="P3" draw:layer="layout" svg:width="25.4cm" svg:height="33.949cm" svg:x="2.54cm" svg:y="2.245cm">
            <draw:text-box>
              <text:p text:style-name="P2"><text:span text:style-name="T1">As the systems around us get more complex, many shortcomings of a centralized optimization can be seen vividly. To solve this, we must come up with decentralized, individually smart, and collectively intelligent systems. To achieve this, I have created a meta-heuristic algorithm that is successfully tested against Sphere's Test Optimization Function. I have named it as “EEE ACO Meta-Heuristics Algorithm.” In my algorithm, I used ants that must reach the destination. I tested how many moves it takes for an ant to reach the destination and how many ants should explore instead of follow. In this algorithm, the ants use each other to reach the destination. Initially they make three random moves. Afterwards, a set amount of ants explore (make another random move), and the other set follows the ant with the most pheromone. Pheromone is given to an ant when it makes a move approaching the destination, is being followed, and taken away when it makes a move going away from the destination. According to my data, it took 10 ants around 55 moves to reach the destination when 25% of them explored and only 25-43 moves when 45% of them explored. This shows that when around 45% are exploring the best convergence is achieved. If too many ants are exploring there is less exploitation, and if too less are exploring, the ants could possibly not be using the fastest paths possible. This shows how my meta-heuristic algorithm is optimized and could be applied to real world challenges.</text:span></text:p>
            </draw:text-box>
          </draw:frame>
        </draw:g>
        <draw:g>
          <draw:polygon draw:style-name="gr3" draw:text-style-name="P4" draw:layer="layout" svg:width="25.4cm" svg:height="2.512cm" svg:x="2.54cm" svg:y="1.332cm" svg:viewBox="0 0 25401 2513" draw:points="0,0 25401,0 25401,2513 0,2513">
            <text:p/>
          </draw:polygon>
          <draw:frame draw:style-name="gr4" draw:text-style-name="P6" draw:layer="layout" svg:width="25.4cm" svg:height="3.113cm" svg:x="2.54cm" svg:y="1.332cm">
            <draw:text-box>
              <text:p text:style-name="P5"><text:span text:style-name="T2">ABSTRACT </text:span></text:p>
            </draw:text-box>
          </draw:frame>
        </draw:g>
        <draw:g>
          <draw:polygon draw:style-name="gr1" draw:text-style-name="P1" draw:layer="layout" svg:width="25.4cm" svg:height="5.429cm" svg:x="2.54cm" svg:y="39.655cm" svg:viewBox="0 0 25401 5430" draw:points="0,0 25401,0 25401,5430 0,5430">
            <text:p/>
          </draw:polygon>
          <draw:frame draw:style-name="gr5" draw:text-style-name="P8" draw:layer="layout" svg:width="25.4cm" svg:height="5.429cm" svg:x="2.54cm" svg:y="39.655cm">
            <draw:text-box>
              <text:p text:style-name="P7"><text:span text:style-name="T3">Can ACO meta-heuristics algorithm be used to reach a minimum value of Sphere Test Optimization Function and hence solve it?</text:span></text:p>
              <text:p text:style-name="P7"><text:span text:style-name="T3"><text:s/></text:span></text:p>
            </draw:text-box>
          </draw:frame>
        </draw:g>
        <draw:g>
          <draw:polygon draw:style-name="gr3" draw:text-style-name="P4" draw:layer="layout" svg:width="25.4cm" svg:height="2.357cm" svg:x="2.54cm" svg:y="38.354cm" svg:viewBox="0 0 25401 2358" draw:points="0,0 25401,0 25401,2358 0,2358">
            <text:p/>
          </draw:polygon>
          <draw:frame draw:style-name="gr6" draw:text-style-name="P6" draw:layer="layout" svg:width="25.4cm" svg:height="2.921cm" svg:x="2.54cm" svg:y="38.354cm">
            <draw:text-box>
              <text:p text:style-name="P5"><text:span text:style-name="T2">QUESTION </text:span></text:p>
            </draw:text-box>
          </draw:frame>
        </draw:g>
        <draw:line draw:style-name="gr7" draw:text-style-name="P9" draw:layer="layout" svg:x1="1.27cm" svg:y1="0.836cm" svg:x2="1.27cm" svg:y2="44.821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anklin Gothic Book" svg:font-family="'Franklin Gothic Book'"/>
    <style:font-face style:name="Open Sans Light" svg:font-family="'Open Sans Light'"/>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fill-image draw:name="Sky" xlink:href="Pictures/100000000000005E0000005EADDE1344263C5DE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30.48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M0"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25T19:51:16.304393000</dc:date>
    <meta:creation-date>2017-03-09T21:40:42Z</meta:creation-date>
    <meta:initial-creator>Mihir Kulkarni</meta:initial-creator>
    <meta:generator>LibreOffice/5.3.0.3$MacOSX_X86_64 LibreOffice_project/7074905676c47b82bbcfbea1aeefc84afe1c50e1</meta:generator>
    <meta:editing-duration>PT9M2S</meta:editing-duration>
    <meta:editing-cycles>3</meta:editing-cycles>
    <meta:document-statistic meta:object-count="13"/>
  </office:meta>
</office:document-meta>
</file>